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89.5" calcext:value-type="float">
            <text:p>39689.5</text:p>
          </table:table-cell>
          <table:table-cell table:style-name="ce63" office:value-type="float" office:value="39740" calcext:value-type="float">
            <text:p>39740.0</text:p>
          </table:table-cell>
          <table:table-cell table:style-name="ce87" table:formula="of:=[.D63]*([.F63]-[.E63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9" calcext:value-type="float">
            <text:p>39789.0</text:p>
          </table:table-cell>
          <table:table-cell table:style-name="ce63" office:value-type="float" office:value="39840" calcext:value-type="float">
            <text:p>39840.0</text:p>
          </table:table-cell>
          <table:table-cell table:style-name="ce87" table:formula="of:=[.D64]*([.F64]-[.E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6.1" calcext:value-type="float">
            <text:p>39786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5]*([.F65]-[.E65])" office:value-type="float" office:value="-158610" calcext:value-type="float">
            <text:p>-158,6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39" calcext:value-type="float">
            <text:p>39739.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6]*([.F66]-[.E66])" office:value-type="float" office:value="-153900" calcext:value-type="float">
            <text:p>-15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0.9" calcext:value-type="float">
            <text:p>39340.9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7]*([.F67]-[.E67])" office:value-type="float" office:value="5909.99999999985" calcext:value-type="float">
            <text:p>5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9" calcext:value-type="float">
            <text:p>39469.0</text:p>
          </table:table-cell>
          <table:table-cell table:style-name="ce63" office:value-type="float" office:value="39520" calcext:value-type="float">
            <text:p>39520.0</text:p>
          </table:table-cell>
          <table:table-cell table:style-name="ce87" table:formula="of:=[.D68]*([.F68]-[.E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9.8" calcext:value-type="float">
            <text:p>39349.8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9]*([.F69]-[.E69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29.1" calcext:value-type="float">
            <text:p>39529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0]*([.F70]-[.E70])" office:value-type="float" office:value="-132910" calcext:value-type="float">
            <text:p>-132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85.2" calcext:value-type="float">
            <text:p>39385.2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71]*([.F71]-[.E71])" office:value-type="float" office:value="11480.0000000003" calcext:value-type="float">
            <text:p>11,4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4.9" calcext:value-type="float">
            <text:p>39464.9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" calcext:value-type="float">
            <text:p>38369.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63" office:value-type="float" office:value="38520" calcext:value-type="float">
            <text:p>38520.0</text:p>
          </table:table-cell>
          <table:table-cell table:style-name="ce87" table:formula="of:=[.D74]*([.F74]-[.E7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19.8" calcext:value-type="float">
            <text:p>38219.8</text:p>
          </table:table-cell>
          <table:table-cell table:style-name="ce63" office:value-type="float" office:value="28270" calcext:value-type="float">
            <text:p>28270.0</text:p>
          </table:table-cell>
          <table:table-cell table:style-name="ce87" table:formula="of:=[.D75]*([.F75]-[.E75])" office:value-type="float" office:value="-994980" calcext:value-type="float">
            <text:p>-994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79" calcext:value-type="float">
            <text:p>38279.0</text:p>
          </table:table-cell>
          <table:table-cell table:style-name="ce63" office:value-type="float" office:value="38330" calcext:value-type="float">
            <text:p>38330.0</text:p>
          </table:table-cell>
          <table:table-cell table:style-name="ce87" table:formula="of:=[.D76]*([.F76]-[.E7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5.6" calcext:value-type="float">
            <text:p>38345.6</text:p>
          </table:table-cell>
          <table:table-cell table:style-name="ce63" office:value-type="float" office:value="38400" calcext:value-type="float">
            <text:p>38400.0</text:p>
          </table:table-cell>
          <table:table-cell table:style-name="ce87" table:formula="of:=[.D77]*([.F77]-[.E77])" office:value-type="float" office:value="5440.00000000015" calcext:value-type="float">
            <text:p>5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29.8" calcext:value-type="float">
            <text:p>38429.8</text:p>
          </table:table-cell>
          <table:table-cell table:style-name="ce63" office:value-type="float" office:value="38480" calcext:value-type="float">
            <text:p>38480.0</text:p>
          </table:table-cell>
          <table:table-cell table:style-name="ce87" table:formula="of:=[.D78]*([.F78]-[.E78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00" calcext:value-type="float">
            <text:p>38500.0</text:p>
          </table:table-cell>
          <table:table-cell table:style-name="ce63" office:value-type="float" office:value="38550" calcext:value-type="float">
            <text:p>38550.0</text:p>
          </table:table-cell>
          <table:table-cell table:style-name="ce87" table:formula="of:=[.D79]*([.F79]-[.E7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29.8" calcext:value-type="float">
            <text:p>38529.8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0]*([.F80]-[.E80])" office:value-type="float" office:value="-22980.0000000003" calcext:value-type="float">
            <text:p>-22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67.7" calcext:value-type="float">
            <text:p>38467.7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1]*([.F81]-[.E81])" office:value-type="float" office:value="-16769.9999999997" calcext:value-type="float">
            <text:p>-16,7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38.4" calcext:value-type="float">
            <text:p>38438.4</text:p>
          </table:table-cell>
          <table:table-cell table:style-name="ce63" office:value-type="float" office:value="38450" calcext:value-type="float">
            <text:p>38450.0</text:p>
          </table:table-cell>
          <table:table-cell table:style-name="ce87" table:formula="of:=[.D82]*([.F82]-[.E82])" office:value-type="float" office:value="1159.99999999985" calcext:value-type="float">
            <text:p>1,1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9" calcext:value-type="float">
            <text:p>38349.0</text:p>
          </table:table-cell>
          <table:table-cell table:style-name="ce63" office:value-type="float" office:value="38370" calcext:value-type="float">
            <text:p>38370.0</text:p>
          </table:table-cell>
          <table:table-cell table:style-name="ce87" table:formula="of:=[.D83]*([.F83]-[.E83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40" calcext:value-type="float">
            <text:p>3844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4]*([.F84]-[.E84])" office:value-type="float" office:value="-14000" calcext:value-type="float">
            <text:p>-1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.8" calcext:value-type="float">
            <text:p>38369.8</text:p>
          </table:table-cell>
          <table:table-cell table:style-name="ce63" office:value-type="float" office:value="38420" calcext:value-type="float">
            <text:p>38420.0</text:p>
          </table:table-cell>
          <table:table-cell table:style-name="ce87" table:formula="of:=[.D85]*([.F85]-[.E85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38.8" calcext:value-type="float">
            <text:p>38338.8</text:p>
          </table:table-cell>
          <table:table-cell table:style-name="ce63" office:value-type="float" office:value="38350" calcext:value-type="float">
            <text:p>38350.0</text:p>
          </table:table-cell>
          <table:table-cell table:style-name="ce87" table:formula="of:=[.D86]*([.F86]-[.E86])" office:value-type="float" office:value="1119.99999999971" calcext:value-type="float">
            <text:p>1,1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8280" calcext:value-type="float">
            <text:p>2828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7]*([.F87]-[.E87])" office:value-type="float" office:value="1002000" calcext:value-type="float">
            <text:p>1,00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243.7" calcext:value-type="float">
            <text:p>38243.7</text:p>
          </table:table-cell>
          <table:table-cell table:style-name="ce87" table:formula="of:=[.D88]*([.F88]-[.E88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70" calcext:value-type="float">
            <text:p>38170.0</text:p>
          </table:table-cell>
          <table:table-cell table:style-name="ce63" office:value-type="float" office:value="38190.2" calcext:value-type="float">
            <text:p>38190.2</text:p>
          </table:table-cell>
          <table:table-cell table:style-name="ce87" table:formula="of:=[.D89]*([.F89]-[.E89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0]*([.F90]-[.E90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1]*([.F91]-[.E91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130.2" calcext:value-type="float">
            <text:p>38130.2</text:p>
          </table:table-cell>
          <table:table-cell table:style-name="ce87" table:formula="of:=[.D92]*([.F92]-[.E92])" office:value-type="float" office:value="-6980.00000000029" calcext:value-type="float">
            <text:p>-6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89.9" calcext:value-type="float">
            <text:p>38189.9</text:p>
          </table:table-cell>
          <table:table-cell table:style-name="ce63" office:value-type="float" office:value="38120" calcext:value-type="float">
            <text:p>38120.0</text:p>
          </table:table-cell>
          <table:table-cell table:style-name="ce87" table:formula="of:=[.D93]*([.F93]-[.E93])" office:value-type="float" office:value="-6990.00000000015" calcext:value-type="float">
            <text:p>-6,9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63" office:value-type="float" office:value="38020" calcext:value-type="float">
            <text:p>38020.0</text:p>
          </table:table-cell>
          <table:table-cell table:style-name="ce87" table:formula="of:=[.D94]*([.F94]-[.E9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960" calcext:value-type="float">
            <text:p>37960.0</text:p>
          </table:table-cell>
          <table:table-cell table:style-name="ce63" office:value-type="float" office:value="37980.2" calcext:value-type="float">
            <text:p>37980.2</text:p>
          </table:table-cell>
          <table:table-cell table:style-name="ce87" table:formula="of:=[.D95]*([.F95]-[.E95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87" table:formula="of:=[.D96]*([.F96]-[.E96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30" calcext:value-type="float">
            <text:p>38030.0</text:p>
          </table:table-cell>
          <table:table-cell table:style-name="ce87" table:formula="of:=[.D97]*([.F97]-[.E97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69.8" calcext:value-type="float">
            <text:p>38069.8</text:p>
          </table:table-cell>
          <table:table-cell table:style-name="ce63" office:value-type="float" office:value="38100" calcext:value-type="float">
            <text:p>38100.0</text:p>
          </table:table-cell>
          <table:table-cell table:style-name="ce87" table:formula="of:=[.D98]*([.F98]-[.E98])" office:value-type="float" office:value="3019.99999999971" calcext:value-type="float">
            <text:p>3,02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8" calcext:value-type="date">
            <text:p>2024/03/08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00/00/00</text:date>, <text:time style:data-style-name="N2" text:time-value="08:02:42.12121210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8T08:03:59.493473096</dc:date>
    <meta:editing-duration>P23DT18H29M41S</meta:editing-duration>
    <meta:editing-cycles>2375</meta:editing-cycles>
    <meta:document-statistic meta:table-count="3" meta:cell-count="5496" meta:object-count="0"/>
  </office:meta>
</office:document-meta>
</file>